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28ac"/>
    </style:style>
    <style:style style:name="P2" style:family="paragraph" style:parent-style-name="Standard">
      <style:text-properties officeooo:paragraph-rsid="0015b675"/>
    </style:style>
    <style:style style:name="P3" style:family="paragraph" style:parent-style-name="Standard">
      <style:text-properties fo:font-weight="bold" officeooo:rsid="0018bc1c" officeooo:paragraph-rsid="0018bc1c" style:font-weight-asian="bold" style:font-weight-complex="bold"/>
    </style:style>
    <style:style style:name="T1" style:family="text">
      <style:text-properties officeooo:rsid="0016ce2e"/>
    </style:style>
    <style:style style:name="T2" style:family="text">
      <style:text-properties officeooo:rsid="001823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apitalize the first and last character of string</text:p>
      <text:p text:style-name="P2">#include&lt;iostream&gt;</text:p>
      <text:p text:style-name="P2">#include&lt;cstring&gt;</text:p>
      <text:p text:style-name="P2">using namespace std;</text:p>
      <text:p text:style-name="P2">int main()</text:p>
      <text:p text:style-name="P2">{</text:p>
      <text:p text:style-name="P2"><text:s text:c="4"/>string str;</text:p>
      <text:p text:style-name="P2"><text:s text:c="4"/>cout&lt;&lt;"enter the String"&lt;&lt;endl;</text:p>
      <text:p text:style-name="P2"><text:s text:c="4"/>getline(cin,str);</text:p>
      <text:p text:style-name="P2"><text:s text:c="4"/>int length;</text:p>
      <text:p text:style-name="P2"><text:s text:c="4"/>length=str.length();</text:p>
      <text:p text:style-name="P2"><text:s text:c="4"/>for(int i=0;i&lt;length;i++){</text:p>
      <text:p text:style-name="P2"><text:s text:c="4"/>if(i==0||i==(length-1)){</text:p>
      <text:p text:style-name="P2"><text:s text:c="4"/>str[i]=toupper(str[i]);</text:p>
      <text:p text:style-name="P2"><text:s text:c="4"/>}</text:p>
      <text:p text:style-name="P2"><text:s text:c="4"/>else </text:p>
      <text:p text:style-name="P2"><text:s text:c="4"/>if(str[i]==' ')</text:p>
      <text:p text:style-name="P2"><text:s text:c="4"/>{</text:p>
      <text:p text:style-name="P2"><text:s text:c="4"/>str[i-1]=toupper(str[i-1]);</text:p>
      <text:p text:style-name="P2"><text:s text:c="8"/>str[i+1]=toupper(str[i+1]);</text:p>
      <text:p text:style-name="P2"><text:s text:c="4"/>}</text:p>
      <text:p text:style-name="P2"><text:s text:c="5"/>}</text:p>
      <text:p text:style-name="P2"/>
      <text:p text:style-name="P2"><text:s text:c="4"/>cout&lt;&lt;str;</text:p>
      <text:p text:style-name="P2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0:56:25.057710883</meta:creation-date>
    <dc:date>2022-06-29T15:20:46.051107880</dc:date>
    <meta:editing-duration>PT2H37M20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40" meta:character-count="440" meta:non-whitespace-character-count="350"/>
  </office:meta>
</office:document-meta>
</file>